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5.803cm" style:use-optimal-column-width="false"/>
    </style:style>
    <style:style style:name="co2" style:family="table-column">
      <style:table-column-properties style:column-width="10.443cm" style:use-optimal-column-width="false"/>
    </style:style>
    <style:style style:name="co3" style:family="table-column">
      <style:table-column-properties style:column-width="8.9cm" style:use-optimal-column-width="false"/>
    </style:style>
    <style:style style:name="ro1" style:family="table-row">
      <style:table-row-properties style:row-height="1.272cm"/>
    </style:style>
    <style:style style:name="ro2" style:family="table-row">
      <style:table-row-properties style:row-height="1.477cm"/>
    </style:style>
    <style:style style:name="ro3" style:family="table-row">
      <style:table-row-properties style:row-height="1.725cm"/>
    </style:style>
    <style:style style:name="ro4" style:family="table-row">
      <style:table-row-properties style:row-height="1.457cm"/>
    </style:style>
    <style:style style:name="ro5" style:family="table-row">
      <style:table-row-properties style:row-height="1.808cm"/>
    </style:style>
    <style:style style:name="ro6" style:family="table-row">
      <style:table-row-properties style:row-height="1.735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9.984cm" presentation:class="title" presentation:user-transformed="true">
          <draw:text-box>
            <text:p>Getting Started With<text:line-break/>Camel Quarku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Jump into Supersonic Subatomic Apache Camel Develop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JVM Mod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Optimize boot and memory usage</text:p>
                <text:p/>
              </text:list-item>
              <text:list-item>
                <text:p>Framework initialization at build time</text:p>
                <text:p/>
              </text:list-item>
              <text:list-item>
                <text:p>E.g. Eager configuration parsing</text:p>
              </text:list-item>
              <text:list-item>
                <text:p>E.g. Eager annotated classes finding</text:p>
              </text:list-item>
              <text:list-item>
                <text:p>E.g. Eager unused beans remov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Native Mod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GraalVM static compilation</text:p>
                <text:p/>
              </text:list-item>
              <text:list-item>
                <text:p>Java static initializer at build time</text:p>
                <text:p/>
              </text:list-item>
              <text:list-item>
                <text:p>Fine grained dead code elimination</text:p>
                <text:p/>
              </text:list-item>
              <text:list-item>
                <text:p>Remove JIT compi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VM Mode vs NATIVE Mode</text:p>
          </draw:text-box>
        </draw:frame>
        <draw:frame draw:style-name="standard" draw:layer="layout" svg:width="25.145cm" svg:height="11.281cm" svg:x="1.546cm" svg:y="6.2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gray3"/>
              <table:table-cell>
                <text:p text:style-name="P2">JVM MODE</text:p>
              </table:table-cell>
              <table:table-cell>
                <text:p text:style-name="P2">NATIVE MODE</text:p>
              </table:table-cell>
            </table:table-row>
            <table:table-row table:style-name="ro2" table:default-cell-style-name="ce3">
              <table:table-cell table:style-name="ce2">
                <text:p text:style-name="P2">BUILD</text:p>
              </table:table-cell>
              <table:table-cell>
                <text:p text:style-name="P2">Quick</text:p>
              </table:table-cell>
              <table:table-cell>
                <text:p text:style-name="P2">Slow</text:p>
              </table:table-cell>
            </table:table-row>
            <table:table-row table:style-name="ro3" table:default-cell-style-name="ce3">
              <table:table-cell table:style-name="ce2">
                <text:p text:style-name="P2">DEBUG</text:p>
              </table:table-cell>
              <table:table-cell>
                <text:p text:style-name="P2">Easy</text:p>
              </table:table-cell>
              <table:table-cell>
                <text:p text:style-name="P2">Hard</text:p>
              </table:table-cell>
            </table:table-row>
            <table:table-row table:style-name="ro4" table:default-cell-style-name="ce3">
              <table:table-cell table:style-name="ce2">
                <text:p text:style-name="P2">BOOT TIME</text:p>
              </table:table-cell>
              <table:table-cell>
                <text:p text:style-name="P2">Fast</text:p>
              </table:table-cell>
              <table:table-cell>
                <text:p text:style-name="P2">Instant</text:p>
              </table:table-cell>
            </table:table-row>
            <table:table-row table:style-name="ro5" table:default-cell-style-name="ce3">
              <table:table-cell table:style-name="ce2">
                <text:p text:style-name="P2">MEMORY USAGE</text:p>
              </table:table-cell>
              <table:table-cell>
                <text:p text:style-name="P2">Small</text:p>
              </table:table-cell>
              <table:table-cell>
                <text:p text:style-name="P2">Tiny</text:p>
              </table:table-cell>
            </table:table-row>
            <table:table-row table:style-name="ro6" table:default-cell-style-name="ce3">
              <table:table-cell table:style-name="ce2">
                <text:p text:style-name="P2">THROUGHPUT</text:p>
              </table:table-cell>
              <table:table-cell>
                <text:p text:style-name="P2">Based on runtime optimization</text:p>
              </table:table-cell>
              <table:table-cell>
                <text:p text:style-name="P2">Based on better density</text:p>
              </table:table-cell>
            </table:table-row>
            <table:table-row table:style-name="ro5">
              <table:table-cell table:style-name="ce2">
                <text:p text:style-name="P2">USE CASE</text:p>
              </table:table-cell>
              <table:table-cell table:style-name="gray1">
                <text:p text:style-name="P2">A single long running service</text:p>
              </table:table-cell>
              <table:table-cell table:style-name="ce3">
                <text:p text:style-name="P2">Some short running servic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It’s all abou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Lightweight pattern-based integration</text:span></text:p>
                <text:p><text:span text:style-name="T3"/></text:p>
              </text:list-item>
              <text:list-item>
                <text:p><text:span text:style-name="T2">Running in the clou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Thanks for atte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<text:a xlink:href="https://camel.apache.org/camel-quarkus/latest/" xlink:type="simple">https://camel.apache.org/camel-quarkus/latest/</text:a></text:span></text:p>
                <text:p><text:span text:style-name="T1"/></text:p>
              </text:list-item>
              <text:list-item>
                <text:p><text:span text:style-name="T1"><text:a xlink:href="https://quarkus.io/guides/building-native-image" xlink:type="simple">https://quarkus.io/guides/building-native-image</text:a></text:span></text:p>
                <text:p><text:span text:style-name="T1"/></text:p>
              </text:list-item>
              <text:list-item>
                <text:p><text:span text:style-name="T1"><text:a xlink:href="https://github.com/aldettinger/camel-quarkus-hellos" xlink:type="simple">https://github.com/aldettinger/camel-quarkus-hellos</text:a></text:span></text:p>
                <text:p><text:span text:style-name="T1"/></text:p>
              </text:list-item>
              <text:list-item>
                <text:p><text:span text:style-name="T1">We love contributions (bugs, ideas, docs, code…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3T15:09:28.028239736</meta:creation-date>
    <meta:editing-duration>PT1H26S</meta:editing-duration>
    <meta:editing-cycles>32</meta:editing-cycles>
    <meta:generator>LibreOffice/5.4.4.2$Linux_X86_64 LibreOffice_project/40$Build-2</meta:generator>
    <dc:date>2020-08-13T16:21:57.066078148</dc:date>
    <meta:document-statistic meta:object-count="7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